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RegistrationImpl.getFactoryUnchecked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gistrationImpl.ungetFactoryUnchecked( Bundle bundle , Object svc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gistrationImpl.isClassAccessible(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iceRegistrationImpl.ungetService( Bundle relBundle , Object svc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rviceRegistrationImpl.ge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gistrationImpl.setProperties( Dictionary di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iceRegistrationImpl.getService( Bundle acqBund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erviceFactoryPrivileged.ServiceFactoryPrivileged( Bundle bundle , Object svc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RegistrationImpl.getUsingBund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gistrationImpl.ServiceRegistrationImpl( ServiceRegistry registry , Bundle bundle , String [ ] classes , Long serviceId , Object svcObj , Dictionary di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iceRegistrationImpl.unregis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iceRegistrationImpl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FactoryPrivileged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iceRegistrationImpl.initializeProperties( Dictionary di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iceRegistrationImpl.getPropertyKe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iceRegistrationImpl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gistrationImpl.get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